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1F56EF3FBC8296A8217.png" manifest:media-type="image/png"/>
  <manifest:file-entry manifest:full-path="Pictures/100000000000021D000001689273738B20823C4A.png" manifest:media-type="image/png"/>
  <manifest:file-entry manifest:full-path="Pictures/100000000000027E000001DFBA55E5DA1921FECC.png" manifest:media-type="image/png"/>
  <manifest:file-entry manifest:full-path="Pictures/10000000000001F40000013C967F68D0DF5985D2.png" manifest:media-type="image/png"/>
  <manifest:file-entry manifest:full-path="Pictures/10000000000003980000023FB04A37D99C1FCE52.png" manifest:media-type="image/png"/>
  <manifest:file-entry manifest:full-path="Pictures/10000000000003C0000002D000F0F9AE3BD736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a7b7"/>
    </style:style>
    <style:style style:name="P2" style:family="paragraph" style:parent-style-name="Standard">
      <style:text-properties officeooo:paragraph-rsid="001c13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1" text:anchor-type="char" svg:width="17.59cm" svg:height="13.192cm" draw:z-index="0"><draw:image xlink:href="Pictures/10000000000003C0000002D000F0F9AE3BD7362F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n2" text:anchor-type="char" svg:width="17.59cm" svg:height="10.993cm" draw:z-index="1"><draw:image xlink:href="Pictures/10000000000003980000023FB04A37D99C1FCE5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3" draw:name="Imagen5" text:anchor-type="char" svg:width="13.229cm" svg:height="8.361cm" draw:z-index="2"><draw:image xlink:href="Pictures/10000000000001F40000013C967F68D0DF5985D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P2"><text:tab/><text:tab/><text:tab/><text:tab/><text:tab/><text:tab/><text:tab/><text:tab/><text:tab/><text:tab/><text:tab/><text:tab/><text:tab/><text:tab/></text:p>
      <text:p text:style-name="P2"><draw:frame draw:style-name="fr1" draw:name="Imagen6" text:anchor-type="char" svg:width="16.88cm" svg:height="12.674cm" draw:z-index="5"><draw:image xlink:href="Pictures/100000000000027E000001DFBA55E5DA1921FECC.png" xlink:type="simple" xlink:show="embed" xlink:actuate="onLoad" loext:mime-type="image/png"/></draw:frame><text:soft-page-break/><text:tab/><text:tab/><text:tab/><text:tab/><text:tab/><text:tab/><text:tab/></text:p>
      <text:p text:style-name="Standard"/>
      <text:p text:style-name="Standard"/>
      <text:p text:style-name="Standard"><draw:frame draw:style-name="fr1" draw:name="Imagen3" text:anchor-type="char" svg:width="14.314cm" svg:height="9.525cm" draw:z-index="4"><draw:image xlink:href="Pictures/100000000000021D000001689273738B20823C4A.png" xlink:type="simple" xlink:show="embed" xlink:actuate="onLoad" loext:mime-type="image/png"/></draw:frame><text:soft-page-break/><text:tab/><text:tab/><text:tab/><text:tab/><text:tab/><text:tab/><text:tab/><text:tab/></text:p>
      <text:p text:style-name="Standard"/>
      <text:p text:style-name="Standard"/>
      <text:p text:style-name="Standard"><draw:frame draw:style-name="fr2" draw:name="Imagen4" text:anchor-type="char" svg:width="17.59cm" svg:height="10.366cm" draw:z-index="3"><draw:image xlink:href="Pictures/1000000000000352000001F56EF3FBC8296A82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03:25.747954836</meta:creation-date>
    <dc:date>2021-09-29T10:32:26.071132107</dc:date>
    <meta:editing-duration>PT8M40S</meta:editing-duration>
    <meta:editing-cycles>1</meta:editing-cycles>
    <meta:document-statistic meta:table-count="0" meta:image-count="6" meta:object-count="0" meta:page-count="4" meta:paragraph-count="6" meta:word-count="0" meta:character-count="91" meta:non-whitespace-character-count="0"/>
    <meta:generator>LibreOffice/6.4.7.2$Linux_X86_64 LibreOffice_project/40$Build-2</meta:generator>
  </office:meta>
</office:document-meta>
</file>